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officeooo:rsid="00112b07" officeooo:paragraph-rsid="00112b07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112b07" officeooo:paragraph-rsid="00112b07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12caa7" officeooo:paragraph-rsid="0012caa7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14b8d4" officeooo:paragraph-rsid="0014b8d4" style:font-size-asian="14pt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4b8d4" officeooo:paragraph-rsid="0014b8d4" style:font-size-asian="14pt" style:font-size-complex="14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fo:font-size="14pt" style:text-underline-style="solid" style:text-underline-width="auto" style:text-underline-color="font-color" officeooo:rsid="0014b8d4" officeooo:paragraph-rsid="0014b8d4" style:font-size-asian="14pt" style:font-size-complex="14pt"/>
    </style:style>
    <style:style style:name="P7" style:family="paragraph" style:parent-style-name="Heading_20_1">
      <style:text-properties style:font-name="Comic Sans MS"/>
    </style:style>
    <style:style style:name="P8" style:family="paragraph" style:parent-style-name="Header">
      <style:text-properties style:font-name="Times New Roman" officeooo:rsid="001297af" officeooo:paragraph-rsid="001297a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297af"/>
    </style:style>
    <style:style style:name="T4" style:family="text">
      <style:text-properties officeooo:rsid="0012caa7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4">Exposé</text:span></text:h>
      <text:p text:style-name="P1"/>
      <text:p text:style-name="P2">Im folgenden <text:span text:style-name="T4">Exposé</text:span> sollen die inhaltlichen Standpunkte zum Imagefilm für das Projekt „Sensitives Kuscheltier“ angeführt werden.</text:p>
      <text:p text:style-name="P2"/>
      <text:p text:style-name="P2">Der Film besteht aus mehreren Abschnitte. Innerhalb dieser Abschnitte wird zwischen einem erzählendem Erzähler und echtem, nicht <text:span text:style-name="T2">geschauspielerten</text:span> Material gewechselt. Das nicht geschauspielerte Material bezieht sich auf Besprechungen, Entwicklung und Aufbau von Software bzw. Hardware, Testung,...</text:p>
      <text:p text:style-name="P2">Der Erzähler berichtet von Auftrag und Ideen, Fortschritt, Probleme,...</text:p>
      <text:p text:style-name="P2"/>
      <text:p text:style-name="P2">Abschließen soll ein Ausblick auf die Fertigstellung <text:span text:style-name="T3">und den Abschluss des Projekts gezeigt werden.</text:span></text:p>
      <text:p text:style-name="P3"/>
      <text:p text:style-name="P3">Die gezeigten Szenen sollen mit Hintergrundmusik unterstrichen werden. Die echten Szenen sollen mit keiner Musik hinterlegt sein.</text:p>
      <text:p text:style-name="P3"/>
      <text:p text:style-name="P4">Die Abschnitte sollen ungefähr wie folgt unterteilt sein:</text:p>
      <text:list xml:id="list2623565918744632826" text:style-name="L1">
        <text:list-item>
          <text:p text:style-name="P5"><text:span text:style-name="T1">Einleitung:</text:span> Auftrag, Idee, Briefing, <text:s/><text:span text:style-name="T5">Teamzusammenstellung</text:span></text:p>
        </text:list-item>
        <text:list-item>
          <text:p text:style-name="P6">Hauptteil 1:<text:span text:style-name="T5">, Planung, Besprechung mit den einzelnen Professoren</text:span></text:p>
        </text:list-item>
        <text:list-item>
          <text:p text:style-name="P6">Hauptteil 2:<text:span text:style-name="T5"> Design, Implementierung, Probleme</text:span></text:p>
        </text:list-item>
        <text:list-item>
          <text:p text:style-name="P5"><text:span text:style-name="T1">Schluss:</text:span><text:span text:style-name="T5"> Ausblick auf Fertigstellung</text:span></text:p>
        </text:list-item>
      </text:list>
      <text:p text:style-name="P4"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officeooo:rsid="001297af" officeooo:paragraph-rsid="001297af"/>
    </style:style>
    <style:style style:name="MT1" style:family="text">
      <style:text-properties officeooo:rsid="0012caa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yer, Komon, Grieshofer, Sträßler<text:tab/><text:tab/><text:span text:style-name="MT1">16.04.201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3:13:50.755000000</meta:creation-date>
    <dc:date>2015-04-16T13:51:56.465000000</dc:date>
    <meta:editing-duration>PT36M24S</meta:editing-duration>
    <meta:editing-cycles>5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2" meta:word-count="132" meta:character-count="1042" meta:non-whitespace-character-count="924"/>
  </office:meta>
</office:document-meta>
</file>